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f337" officeooo:paragraph-rsid="0015f337" style:font-weight-asian="bold" style:font-weight-complex="bold"/>
    </style:style>
    <style:style style:name="P2" style:family="paragraph" style:parent-style-name="Standard">
      <style:text-properties officeooo:rsid="00196368" officeooo:paragraph-rsid="001fd505"/>
    </style:style>
    <style:style style:name="P3" style:family="paragraph" style:parent-style-name="Standard">
      <style:text-properties fo:font-weight="normal" officeooo:rsid="002fd535" officeooo:paragraph-rsid="002fd535" style:font-weight-asian="normal" style:font-weight-complex="normal"/>
    </style:style>
    <style:style style:name="P4" style:family="paragraph" style:parent-style-name="Standard">
      <style:text-properties fo:font-weight="normal" officeooo:rsid="0034ed28" officeooo:paragraph-rsid="0034ed28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34ed28" officeooo:paragraph-rsid="0034ed28" style:font-weight-asian="normal" style:font-weight-complex="normal"/>
    </style:style>
    <style:style style:name="P6" style:family="paragraph" style:parent-style-name="Standard" style:list-style-name="L4">
      <style:text-properties fo:font-weight="normal" officeooo:rsid="0034ed28" officeooo:paragraph-rsid="0034ed28" style:font-weight-asian="normal" style:font-weight-complex="normal"/>
    </style:style>
    <style:style style:name="P7" style:family="paragraph" style:parent-style-name="Standard">
      <style:text-properties fo:font-weight="normal" officeooo:rsid="003b34f2" officeooo:paragraph-rsid="003b34f2" style:font-weight-asian="normal" style:font-weight-complex="normal"/>
    </style:style>
    <style:style style:name="P8" style:family="paragraph" style:parent-style-name="Standard" style:list-style-name="L5">
      <style:text-properties fo:font-weight="normal" officeooo:rsid="003b34f2" officeooo:paragraph-rsid="003b34f2" style:font-weight-asian="normal" style:font-weight-complex="normal"/>
    </style:style>
    <style:style style:name="P9" style:family="paragraph" style:parent-style-name="Standard" style:list-style-name="L6">
      <style:text-properties fo:font-weight="normal" officeooo:rsid="003cd88c" officeooo:paragraph-rsid="00417fdd" style:font-weight-asian="normal" style:font-weight-complex="normal"/>
    </style:style>
    <style:style style:name="P10" style:family="paragraph" style:parent-style-name="Standard">
      <style:text-properties fo:font-weight="normal" officeooo:rsid="003cd88c" officeooo:paragraph-rsid="003cd88c" style:font-weight-asian="normal" style:font-weight-complex="normal"/>
    </style:style>
    <style:style style:name="P11" style:family="paragraph" style:parent-style-name="Standard" style:list-style-name="L7">
      <style:text-properties fo:font-weight="normal" officeooo:rsid="003cd88c" officeooo:paragraph-rsid="003cd88c" style:font-weight-asian="normal" style:font-weight-complex="normal"/>
    </style:style>
    <style:style style:name="P12" style:family="paragraph" style:parent-style-name="Standard">
      <style:text-properties fo:font-weight="normal" officeooo:rsid="005089b1" officeooo:paragraph-rsid="005089b1" style:font-weight-asian="normal" style:font-weight-complex="normal"/>
    </style:style>
    <style:style style:name="P13" style:family="paragraph" style:parent-style-name="Standard" style:list-style-name="L12">
      <style:text-properties fo:font-weight="normal" officeooo:rsid="005089b1" officeooo:paragraph-rsid="005089b1" style:font-weight-asian="normal" style:font-weight-complex="normal"/>
    </style:style>
    <style:style style:name="P14" style:family="paragraph" style:parent-style-name="Standard" style:list-style-name="L13">
      <style:text-properties fo:font-weight="normal" officeooo:rsid="005089b1" officeooo:paragraph-rsid="005089b1" style:font-weight-asian="normal" style:font-weight-complex="normal"/>
    </style:style>
    <style:style style:name="P15" style:family="paragraph" style:parent-style-name="Standard" style:list-style-name="L14">
      <style:text-properties fo:font-weight="normal" officeooo:rsid="00518549" officeooo:paragraph-rsid="00518549" style:font-weight-asian="normal" style:font-weight-complex="normal"/>
    </style:style>
    <style:style style:name="P16" style:family="paragraph" style:parent-style-name="Standard">
      <style:text-properties fo:font-weight="normal" officeooo:rsid="00518549" officeooo:paragraph-rsid="00518549" style:font-weight-asian="normal" style:font-weight-complex="normal"/>
    </style:style>
    <style:style style:name="P17" style:family="paragraph" style:parent-style-name="Standard" style:list-style-name="L15">
      <style:text-properties fo:font-weight="normal" officeooo:rsid="00518549" officeooo:paragraph-rsid="00518549" style:font-weight-asian="normal" style:font-weight-complex="normal"/>
    </style:style>
    <style:style style:name="P18" style:family="paragraph" style:parent-style-name="Standard" style:list-style-name="L16">
      <style:text-properties fo:font-weight="normal" officeooo:rsid="00518549" officeooo:paragraph-rsid="00518549" style:font-weight-asian="normal" style:font-weight-complex="normal"/>
    </style:style>
    <style:style style:name="P19" style:family="paragraph" style:parent-style-name="Standard" style:list-style-name="L17">
      <style:text-properties fo:font-weight="normal" officeooo:rsid="00518549" officeooo:paragraph-rsid="00518549" style:font-weight-asian="normal" style:font-weight-complex="normal"/>
    </style:style>
    <style:style style:name="P20" style:family="paragraph" style:parent-style-name="Standard">
      <style:text-properties fo:font-weight="bold" officeooo:rsid="002fd535" officeooo:paragraph-rsid="002fd535" style:font-weight-asian="bold" style:font-weight-complex="bold"/>
    </style:style>
    <style:style style:name="P21" style:family="paragraph" style:parent-style-name="Standard">
      <style:text-properties fo:font-weight="bold" officeooo:rsid="00317f1c" officeooo:paragraph-rsid="00317f1c" style:font-weight-asian="bold" style:font-weight-complex="bold"/>
    </style:style>
    <style:style style:name="P22" style:family="paragraph" style:parent-style-name="Standard">
      <style:text-properties fo:font-weight="bold" officeooo:rsid="00337833" officeooo:paragraph-rsid="00337833" style:font-weight-asian="bold" style:font-weight-complex="bold"/>
    </style:style>
    <style:style style:name="P23" style:family="paragraph" style:parent-style-name="Standard">
      <style:text-properties fo:font-weight="bold" officeooo:rsid="005089b1" officeooo:paragraph-rsid="005089b1" style:font-weight-asian="bold" style:font-weight-complex="bold"/>
    </style:style>
    <style:style style:name="P24" style:family="paragraph" style:parent-style-name="Standard" style:list-style-name="L2">
      <style:text-properties officeooo:paragraph-rsid="0034ed28"/>
    </style:style>
    <style:style style:name="P25" style:family="paragraph" style:parent-style-name="Standard" style:list-style-name="L3">
      <style:text-properties officeooo:paragraph-rsid="002fd535"/>
    </style:style>
    <style:style style:name="P26" style:family="paragraph" style:parent-style-name="Standard" style:list-style-name="L8">
      <style:text-properties officeooo:paragraph-rsid="003cd88c"/>
    </style:style>
    <style:style style:name="P27" style:family="paragraph" style:parent-style-name="Standard" style:list-style-name="L9">
      <style:text-properties officeooo:rsid="003cd88c" officeooo:paragraph-rsid="00417fdd"/>
    </style:style>
    <style:style style:name="P28" style:family="paragraph" style:parent-style-name="Standard" style:list-style-name="L8">
      <style:text-properties officeooo:rsid="003cd88c" officeooo:paragraph-rsid="003cd88c"/>
    </style:style>
    <style:style style:name="P29" style:family="paragraph" style:parent-style-name="Standard">
      <style:text-properties officeooo:rsid="003cd88c" officeooo:paragraph-rsid="003cd88c"/>
    </style:style>
    <style:style style:name="P30" style:family="paragraph" style:parent-style-name="Standard">
      <style:text-properties officeooo:rsid="003ec84a" officeooo:paragraph-rsid="003ec84a"/>
    </style:style>
    <style:style style:name="P31" style:family="paragraph" style:parent-style-name="Standard" style:list-style-name="L10">
      <style:text-properties officeooo:rsid="003ec84a" officeooo:paragraph-rsid="003ec84a"/>
    </style:style>
    <style:style style:name="P32" style:family="paragraph" style:parent-style-name="Standard" style:list-style-name="L10">
      <style:text-properties officeooo:rsid="004ab2ef" officeooo:paragraph-rsid="004ab2ef"/>
    </style:style>
    <style:style style:name="P33" style:family="paragraph" style:parent-style-name="Standard">
      <style:text-properties officeooo:rsid="004c44c9" officeooo:paragraph-rsid="004ab2ef"/>
    </style:style>
    <style:style style:name="P34" style:family="paragraph" style:parent-style-name="Standard">
      <style:text-properties officeooo:rsid="005312fd" officeooo:paragraph-rsid="005312f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d53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1d1d5" style:font-weight-asian="normal" style:font-weight-complex="normal"/>
    </style:style>
    <style:style style:name="T5" style:family="text">
      <style:text-properties fo:font-weight="normal" officeooo:rsid="0034ed28" style:font-weight-asian="normal" style:font-weight-complex="normal"/>
    </style:style>
    <style:style style:name="T6" style:family="text">
      <style:text-properties fo:font-weight="normal" officeooo:rsid="002fd535" style:font-weight-asian="normal" style:font-weight-complex="normal"/>
    </style:style>
    <style:style style:name="T7" style:family="text">
      <style:text-properties fo:font-weight="normal" officeooo:rsid="003813fe" style:font-weight-asian="normal" style:font-weight-complex="normal"/>
    </style:style>
    <style:style style:name="T8" style:family="text">
      <style:text-properties fo:font-weight="normal" officeooo:rsid="00394975" style:font-weight-asian="normal" style:font-weight-complex="normal"/>
    </style:style>
    <style:style style:name="T9" style:family="text">
      <style:text-properties fo:font-weight="normal" officeooo:rsid="003b34f2" style:font-weight-asian="normal" style:font-weight-complex="normal"/>
    </style:style>
    <style:style style:name="T10" style:family="text">
      <style:text-properties fo:font-weight="normal" officeooo:rsid="003cd88c" style:font-weight-asian="normal" style:font-weight-complex="normal"/>
    </style:style>
    <style:style style:name="T11" style:family="text">
      <style:text-properties fo:font-weight="normal" officeooo:rsid="003db98b" style:font-weight-asian="normal" style:font-weight-complex="normal"/>
    </style:style>
    <style:style style:name="T12" style:family="text">
      <style:text-properties fo:font-weight="normal" officeooo:rsid="0040708f" style:font-weight-asian="normal" style:font-weight-complex="normal"/>
    </style:style>
    <style:style style:name="T13" style:family="text">
      <style:text-properties officeooo:rsid="001fd505"/>
    </style:style>
    <style:style style:name="T14" style:family="text">
      <style:text-properties officeooo:rsid="00317f1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1d1d5" style:font-style-asian="italic" style:font-weight-asian="normal" style:font-style-complex="italic" style:font-weight-complex="normal"/>
    </style:style>
    <style:style style:name="T17" style:family="text">
      <style:text-properties officeooo:rsid="0034ed28"/>
    </style:style>
    <style:style style:name="T18" style:family="text">
      <style:text-properties officeooo:rsid="003b34f2"/>
    </style:style>
    <style:style style:name="T19" style:family="text">
      <style:text-properties officeooo:rsid="0040708f"/>
    </style:style>
    <style:style style:name="T20" style:family="text">
      <style:text-properties officeooo:rsid="00417fdd"/>
    </style:style>
    <style:style style:name="T21" style:family="text">
      <style:text-properties officeooo:rsid="00437212"/>
    </style:style>
    <style:style style:name="T22" style:family="text">
      <style:text-properties officeooo:rsid="004742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 del <text:span text:style-name="T14">14</text:span>.1<text:span text:style-name="T13">1</text:span>.2018</text:p>
      <text:p text:style-name="P2"><text:span text:style-name="T1">Presenti</text:span>: Daniele, Alberto, Matteo, William, Lorenzo, Francesco, Edoardo, <text:span text:style-name="T13">Riccardo</text:span>. </text:p>
      <text:p text:style-name="P20">Location: <text:span text:style-name="T3">Department of Computer Science, CS Lab. </text:span></text:p>
      <text:p text:style-name="P21">Prossimo meeting: <text:span text:style-name="T3">Giovedì 15.11.2018 dalle 18:00 alle 19:00. </text:span><text:span text:style-name="T7">In Fibonacci. </text:span></text:p>
      <text:p text:style-name="P23"><text:span text:style-name="T7">D</text:span><text:span text:style-name="T3">omani da decidere: se dividere ulteriormente o </text:span></text:p>
      <text:p text:style-name="P20"><text:span text:style-name="T3"/></text:p>
      <text:p text:style-name="P20">Goal<text:span text:style-name="T3">: Create an API for interaction with the Database in our application. Evitare di usare query arbitrarie nel programma, ma attraverso interazioni con l’API, trasformando l’applicazione </text:span><text:span text:style-name="T4">in una microservice-based application. </text:span></text:p>
      <text:p text:style-name="P22"><text:span text:style-name="T16">P</text:span><text:span text:style-name="T15">RIMA DATASERVICE → POI TRASFORMARE IN MICROSERVICES.</text:span><text:span text:style-name="T3"> </text:span></text:p>
      <text:p text:style-name="P22"><text:span text:style-name="T3"/></text:p>
      <text:p text:style-name="P20">Procedura: </text:p>
      <text:p text:style-name="P3">Ognuno guarda il suo codice e dice quale sono gli accessi al DB. </text:p>
      <text:p text:style-name="P3"/>
      <text:p text:style-name="P12">1.1 – Register.</text:p>
      <text:list xml:id="list939103157965464349" text:style-name="L12">
        <text:list-item>
          <text:p text:style-name="P13">addUser() [POST]</text:p>
        </text:list-item>
      </text:list>
      <text:p text:style-name="P12">1.2 – Authenticate.</text:p>
      <text:list xml:id="list3578769999174893474" text:style-name="L13">
        <text:list-item>
          <text:p text:style-name="P14">Internamente a Flask application</text:p>
        </text:list-item>
      </text:list>
      <text:p text:style-name="P12">1.2 – Logout.</text:p>
      <text:list xml:id="list8256511578154099996" text:style-name="L14">
        <text:list-item>
          <text:p text:style-name="P15">Internamente a Flask application</text:p>
        </text:list-item>
      </text:list>
      <text:p text:style-name="P16">1.3 – See all my previous runs</text:p>
      <text:list xml:id="list3005272570579833400" text:style-name="L15">
        <text:list-item>
          <text:p text:style-name="P17">getRuns()</text:p>
        </text:list-item>
      </text:list>
      <text:p text:style-name="P16">1.4 – See average speed of all my runs</text:p>
      <text:list xml:id="list4803495192553431939" text:style-name="L17">
        <text:list-item>
          <text:p text:style-name="P19">getRuns()</text:p>
        </text:list-item>
      </text:list>
      <text:p text:style-name="P16">1.5 – Delete User</text:p>
      <text:list xml:id="list4889813563498845912" text:style-name="L16">
        <text:list-item>
          <text:p text:style-name="P18">deleteUser(). Refers to User table</text:p>
        </text:list-item>
      </text:list>
      <text:list xml:id="list8892577375166661824" text:style-name="L3">
        <text:list-item>
          <text:p text:style-name="P25"><text:span text:style-name="T2">Edoardo:</text:span><text:span text:style-name="T6"> </text:span></text:p>
        </text:list-item>
      </text:list>
      <text:p text:style-name="P3">2.2 – <text:span text:style-name="T17">Challenge a previous.</text:span></text:p>
      <text:list xml:id="list737247008564080242" text:style-name="L2">
        <text:list-item>
          <text:p text:style-name="P24"><text:span text:style-name="T8">g</text:span><text:span text:style-name="T5">etRuns() </text:span><text:span text:style-name="T9">[</text:span><text:span text:style-name="T5">GET</text:span><text:span text:style-name="T9">]</text:span><text:span text:style-name="T5">: </text:span><text:span text:style-name="T9">View all runs. </text:span></text:p>
        </text:list-item>
      </text:list>
      <text:list xml:id="list3851467617226903873" text:style-name="L1">
        <text:list-item>
          <text:p text:style-name="P5">getChallenges() GET: <text:span text:style-name="T18">View all challenges. Challenge has foreign key to user. One foreign key to challenged run and one to challenging run. </text:span></text:p>
        </text:list-item>
        <text:list-item>
          <text:p text:style-name="P5">createChallenge() [POST]</text:p>
        </text:list-item>
      </text:list>
      <text:p text:style-name="P4">2. <text:span text:style-name="T1">Alberto</text:span>.</text:p>
      <text:p text:style-name="P4">2.1 - <text:s/>Click on a previous run.</text:p>
      <text:list xml:id="list5291929508316591537" text:style-name="L4">
        <text:list-item>
          <text:p text:style-name="P6">getRuns() GET</text:p>
        </text:list-item>
        <text:list-item>
          <text:p text:style-name="P6">getRun() GET, <text:span text:style-name="T20">dato un certo ID. </text:span></text:p>
        </text:list-item>
      </text:list>
      <text:p text:style-name="P7">X – View profile</text:p>
      <text:list xml:id="list7554312554333612042" text:style-name="L5">
        <text:list-item>
          <text:p text:style-name="P8">getProfile(): [GET] get profile data. <text:span text:style-name="T22">Only interacts with User table. </text:span></text:p>
        </text:list-item>
        <text:list-item>
          <text:p text:style-name="P8">postProfile(): [POST] Modifies user data. </text:p>
        </text:list-item>
      </text:list>
      <text:p text:style-name="P7">3.1 – Get a configurably periodic report via email</text:p>
      <text:list xml:id="list4461045836163232328" text:style-name="L6">
        <text:list-item>
          <text:p text:style-name="P9">getUsers() <text:span text:style-name="T19">[GET]</text:span> </text:p>
        </text:list-item>
        <text:list-item>
          <text:p text:style-name="P9">getRuns() <text:span text:style-name="T19">[GET]</text:span> <text:s/></text:p>
        </text:list-item>
      </text:list>
      <text:p text:style-name="P10">3,4. <text:span text:style-name="T1">William e Riccardo:</text:span></text:p>
      <text:p text:style-name="P10">2.1 – Set a Training Objective. </text:p>
      <text:list xml:id="list1938190633673867618" text:style-name="L7">
        <text:list-item>
          <text:p text:style-name="P11">GetUsers() <text:span text:style-name="T20">[GET]. </text:span></text:p>
        </text:list-item>
        <text:list-item>
          <text:p text:style-name="P11">addTrainingObjective() [POST], <text:span text:style-name="T21">dato un nuovo training objective. Training obj: somma parziale. </text:span></text:p>
        </text:list-item>
      </text:list>
      <text:p text:style-name="P10">5,6. <text:span text:style-name="T1">Lorenzo e Francesco:</text:span></text:p>
      <text:p text:style-name="P10">2.4 – See distance to my set training objective.</text:p>
      <text:list xml:id="list65060042085650371" text:style-name="L8">
        <text:list-item>
          <text:p text:style-name="P26"><text:span text:style-name="T10">getTrainingObjective() [GET] </text:span><text:span text:style-name="T11">da un certo ID </text:span><text:span text:style-name="T12">in poi. </text:span><text:span text:style-name="T11"><text:s/></text:span></text:p>
        </text:list-item>
        <text:list-item>
          <text:p text:style-name="P28"><text:span text:style-name="T3">GetRuns() </text:span><text:span text:style-name="T12">[GET]</text:span><text:span text:style-name="T3"> </text:span><text:span text:style-name="T11">da un </text:span><text:span text:style-name="T12">certo ID, in poi. </text:span></text:p>
        </text:list-item>
      </text:list>
      <text:p text:style-name="P10"><text:soft-page-break/>7. <text:span text:style-name="T1">Daniele:</text:span> </text:p>
      <text:list xml:id="list6400156858031923130" text:style-name="L9">
        <text:list-item>
          <text:p text:style-name="P27"><text:span text:style-name="T3">getRuns() <text:s/></text:span><text:span text:style-name="T12">[GET]</text:span><text:span text:style-name="T3"> </text:span></text:p>
        </text:list-item>
      </text:list>
      <text:p text:style-name="P29"><text:span text:style-name="T3"/></text:p>
      <text:p text:style-name="P30"><text:span text:style-name="T3">Possibili Microservices:</text:span></text:p>
      <text:list xml:id="list5387469987519323963" text:style-name="L10">
        <text:list-item>
          <text:p text:style-name="P31"><text:span text:style-name="T3">Authentication</text:span></text:p>
        </text:list-item>
        <text:list-item>
          <text:p text:style-name="P31"><text:span text:style-name="T3">Training objective</text:span></text:p>
        </text:list-item>
        <text:list-item>
          <text:p text:style-name="P32"><text:span text:style-name="T3">Challenge</text:span></text:p>
        </text:list-item>
      </text:list>
      <text:p text:style-name="P33"><text:span text:style-name="T3"/></text:p>
      <text:p text:style-name="P34"><text:span text:style-name="T3">X DOMANI: See average speed of all my run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4:51:27.802019298</meta:creation-date>
    <dc:date>2018-11-14T10:57:03.680141705</dc:date>
    <meta:editing-duration>PT2H15M12S</meta:editing-duration>
    <meta:editing-cycles>51</meta:editing-cycles>
    <meta:generator>LibreOffice/5.1.6.2$Linux_X86_64 LibreOffice_project/10m0$Build-2</meta:generator>
    <meta:document-statistic meta:table-count="0" meta:image-count="0" meta:object-count="0" meta:page-count="2" meta:paragraph-count="51" meta:word-count="301" meta:character-count="1928" meta:non-whitespace-character-count="1663"/>
  </office:meta>
</office:document-meta>
</file>